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eeeeee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84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85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8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88" style:family="table-cell" style:parent-style-name="Default"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9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91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9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93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94" style:family="table-cell" style:parent-style-name="Default">
      <style:table-cell-properties fo:border="none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9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9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98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100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03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104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105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106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107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108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110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111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112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113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116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117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11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>
      <style:text-properties fo:color="#808080"/>
    </style:style>
    <style:style style:name="ce122" style:family="table-cell" style:parent-style-name="Default">
      <style:table-cell-properties fo:background-color="#eeeeee"/>
    </style:style>
    <style:style style:name="ce123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ce88"/>
        <table:table-column table:style-name="co2" table:number-columns-repeated="2" table:default-cell-style-name="ce94"/>
        <table:table-column table:style-name="co2" table:default-cell-style-name="ce102"/>
        <table:table-column table:style-name="co2" table:number-columns-repeated="3" table:default-cell-style-name="ce88"/>
        <table:table-column table:style-name="co3" table:default-cell-style-name="ce115"/>
        <table:table-column table:style-name="co3" table:default-cell-style-name="ce88"/>
        <table:table-column table:style-name="co2" table:default-cell-style-name="ce102"/>
        <table:table-column table:style-name="co2" table:number-columns-repeated="3" table:default-cell-style-name="ce88"/>
        <table:table-column table:style-name="co2" table:default-cell-style-name="ce115"/>
        <table:table-column table:style-name="co3" table:default-cell-style-name="ce88"/>
        <table:table-column table:style-name="co2" table:default-cell-style-name="ce102"/>
        <table:table-column table:style-name="co2" table:number-columns-repeated="1003" table:default-cell-style-name="ce88"/>
        <table:table-column table:style-name="co2" table:number-columns-repeated="5" table:default-cell-style-name="Default"/>
        <table:table-row table:style-name="ro1">
          <table:table-cell table:style-name="ce84" office:value-type="string" calcext:value-type="string">
            <text:p>Properties</text:p>
          </table:table-cell>
          <table:table-cell table:style-name="ce89" table:number-columns-repeated="2"/>
          <table:table-cell table:style-name="ce95" office:value-type="string" calcext:value-type="string">
            <text:p>POSITIVES</text:p>
          </table:table-cell>
          <table:table-cell table:style-name="ce84" table:number-columns-repeated="3"/>
          <table:table-cell table:style-name="ce109"/>
          <table:table-cell table:style-name="ce84"/>
          <table:table-cell table:style-name="ce95" office:value-type="string" calcext:value-type="string">
            <text:p>NEGATIVES</text:p>
          </table:table-cell>
          <table:table-cell table:style-name="ce84" table:number-columns-repeated="3"/>
          <table:table-cell table:style-name="ce109"/>
          <table:table-cell table:style-name="ce84"/>
          <table:table-cell table:style-name="ce95"/>
          <table:table-cell table:style-name="ce84" table:number-columns-repeated="1003"/>
          <table:table-cell table:number-columns-repeated="5"/>
        </table:table-row>
        <table:table-row table:style-name="ro1">
          <table:table-cell table:style-name="ce84" office:value-type="string" calcext:value-type="string">
            <text:p>Algorithm</text:p>
          </table:table-cell>
          <table:table-cell table:style-name="ce89" office:value-type="string" calcext:value-type="string">
            <text:p>#peers</text:p>
          </table:table-cell>
          <table:table-cell table:style-name="ce89" office:value-type="string" calcext:value-type="string">
            <text:p>#decided</text:p>
          </table:table-cell>
          <table:table-cell table:style-name="ce96" office:value-type="string" calcext:value-type="string">
            <text:p>total</text:p>
          </table:table-cell>
          <table:table-cell table:style-name="ce103" office:value-type="string" calcext:value-type="string">
            <text:p>true</text:p>
          </table:table-cell>
          <table:table-cell table:style-name="ce103" office:value-type="string" calcext:value-type="string">
            <text:p>false</text:p>
          </table:table-cell>
          <table:table-cell table:style-name="ce84" office:value-type="string" calcext:value-type="string">
            <text:p>unknown</text:p>
          </table:table-cell>
          <table:table-cell table:style-name="ce109" office:value-type="string" calcext:value-type="string">
            <text:p>probable</text:p>
          </table:table-cell>
          <table:table-cell table:style-name="ce84" office:value-type="string" calcext:value-type="string">
            <text:p>improbable</text:p>
          </table:table-cell>
          <table:table-cell table:style-name="ce95" office:value-type="string" calcext:value-type="string">
            <text:p>total</text:p>
          </table:table-cell>
          <table:table-cell table:style-name="ce84" office:value-type="string" calcext:value-type="string">
            <text:p>true</text:p>
          </table:table-cell>
          <table:table-cell table:style-name="ce84" office:value-type="string" calcext:value-type="string">
            <text:p>false</text:p>
          </table:table-cell>
          <table:table-cell table:style-name="ce84" office:value-type="string" calcext:value-type="string">
            <text:p>unknown</text:p>
          </table:table-cell>
          <table:table-cell table:style-name="ce109" office:value-type="string" calcext:value-type="string">
            <text:p>probable</text:p>
          </table:table-cell>
          <table:table-cell table:style-name="ce84" office:value-type="string" calcext:value-type="string">
            <text:p>improbable</text:p>
          </table:table-cell>
          <table:table-cell table:style-name="ce95" office:value-type="string" calcext:value-type="string">
            <text:p>diff pos</text:p>
          </table:table-cell>
          <table:table-cell table:style-name="ce84" office:value-type="string" calcext:value-type="string">
            <text:p>diff neg</text:p>
          </table:table-cell>
          <table:table-cell table:style-name="ce84" office:value-type="string" calcext:value-type="string">
            <text:p>diff tot</text:p>
          </table:table-cell>
          <table:table-cell table:style-name="ce84" table:number-columns-repeated="1001"/>
          <table:table-cell table:number-columns-repeated="5"/>
        </table:table-row>
        <table:table-row table:style-name="ro1">
          <table:table-cell table:style-name="ce85" office:value-type="string" calcext:value-type="string">
            <text:p>Starke</text:p>
          </table:table-cell>
          <table:table-cell table:style-name="ce90" table:formula="of:=SUM([$'classifications.sum.tsv'.C3:$'classifications.sum.tsv'.G3])" office:value-type="float" office:value="574876" calcext:value-type="float">
            <text:p>574876</text:p>
          </table:table-cell>
          <table:table-cell table:style-name="ce90" table:formula="of:=SUM([$'cross-stats.sum.tsv'.C7:.G7];[$'cross-stats.sum.tsv'.J7:.N7])" office:value-type="float" office:value="568298" calcext:value-type="float">
            <text:p>568298</text:p>
          </table:table-cell>
          <table:table-cell table:style-name="ce97" table:formula="of:=SUM([$'cross-stats.sum.tsv'.C7:.G7])" office:value-type="float" office:value="24204" calcext:value-type="float">
            <text:p>24204</text:p>
          </table:table-cell>
          <table:table-cell table:style-name="ce104" table:formula="of:=[$'cross-stats.sum.tsv'.C7]" office:value-type="float" office:value="299" calcext:value-type="float">
            <text:p>299</text:p>
          </table:table-cell>
          <table:table-cell table:style-name="ce104" table:formula="of:=[$'cross-stats.sum.tsv'.D7]" office:value-type="float" office:value="14100" calcext:value-type="float">
            <text:p>14100</text:p>
          </table:table-cell>
          <table:table-cell table:style-name="ce104" table:formula="of:=SUM([$'cross-stats.sum.tsv'.E7];[$'cross-stats.sum.tsv'.G7];[$'cross-stats.sum.tsv'.F7])" office:value-type="float" office:value="9805" calcext:value-type="float">
            <text:p>9805</text:p>
          </table:table-cell>
          <table:table-cell table:style-name="ce110" table:formula="of:=[$'cross-stats.sum.tsv'.H7]" office:value-type="float" office:value="34" calcext:value-type="float">
            <text:p>34</text:p>
          </table:table-cell>
          <table:table-cell table:style-name="ce85" table:formula="of:=[$'cross-stats.sum.tsv'.I7]" office:value-type="float" office:value="0" calcext:value-type="float">
            <text:p>0</text:p>
          </table:table-cell>
          <table:table-cell table:style-name="ce97" table:formula="of:=SUM([$'cross-stats.sum.tsv'.J7:.N7])" office:value-type="float" office:value="544094" calcext:value-type="float">
            <text:p>544094</text:p>
          </table:table-cell>
          <table:table-cell table:style-name="ce104" table:formula="of:=[$'cross-stats.sum.tsv'.K7]" office:value-type="float" office:value="400780" calcext:value-type="float">
            <text:p>400780</text:p>
          </table:table-cell>
          <table:table-cell table:style-name="ce104" table:formula="of:=[$'cross-stats.sum.tsv'.J7]" office:value-type="float" office:value="67" calcext:value-type="float">
            <text:p>67</text:p>
          </table:table-cell>
          <table:table-cell table:style-name="ce104" table:formula="of:=SUM([$'cross-stats.sum.tsv'.L7];[$'cross-stats.sum.tsv'.N7];[$'cross-stats.sum.tsv'.M7])" office:value-type="float" office:value="143247" calcext:value-type="float">
            <text:p>143247</text:p>
          </table:table-cell>
          <table:table-cell table:style-name="ce110" table:formula="of:=[$'cross-stats.sum.tsv'.O7]" office:value-type="float" office:value="11" calcext:value-type="float">
            <text:p>11</text:p>
          </table:table-cell>
          <table:table-cell table:style-name="ce85" table:formula="of:=[$'cross-stats.sum.tsv'.P7]" office:value-type="float" office:value="0" calcext:value-type="float">
            <text:p>0</text:p>
          </table:table-cell>
          <table:table-cell table:style-name="ce97" table:formula="of:=[.D3]-SUM([.E3:.G3])" office:value-type="float" office:value="0" calcext:value-type="float">
            <text:p>0</text:p>
          </table:table-cell>
          <table:table-cell table:style-name="ce85" table:formula="of:=[.J3]-SUM([.K3:.M3])" office:value-type="float" office:value="0" calcext:value-type="float">
            <text:p>0</text:p>
          </table:table-cell>
          <table:table-cell table:style-name="ce85" table:formula="of:=-[.J3]-[.D3]+[.C3]" office:value-type="float" office:value="0" calcext:value-type="float">
            <text:p>0</text:p>
          </table:table-cell>
          <table:table-cell table:style-name="ce85" table:number-columns-repeated="1001"/>
          <table:table-cell table:number-columns-repeated="5"/>
        </table:table-row>
        <table:table-row table:style-name="ro1">
          <table:table-cell table:style-name="ce86"/>
          <table:table-cell table:style-name="ce91" table:formula="of:=[.B3]/[.B3]" office:value-type="percentage" office:value="1" calcext:value-type="percentage">
            <text:p>100.00%</text:p>
          </table:table-cell>
          <table:table-cell table:style-name="ce91" table:formula="of:=[.C3]/[.B3]" office:value-type="percentage" office:value="0.988557532406989" calcext:value-type="percentage">
            <text:p>98.86%</text:p>
          </table:table-cell>
          <table:table-cell table:style-name="ce98" table:formula="of:=[.D3]/[.B3]" office:value-type="percentage" office:value="0.0421029926453705" calcext:value-type="percentage">
            <text:p>4.21%</text:p>
          </table:table-cell>
          <table:table-cell table:style-name="ce105" table:formula="of:=[.E3]/[.D3]" office:value-type="percentage" office:value="0.0123533300280945" calcext:value-type="percentage">
            <text:p>1.24%</text:p>
          </table:table-cell>
          <table:table-cell table:style-name="ce105" table:formula="of:=[.F3]/[.D3]" office:value-type="percentage" office:value="0.582548339117501" calcext:value-type="percentage">
            <text:p>58.25%</text:p>
          </table:table-cell>
          <table:table-cell table:style-name="ce105" table:formula="of:=[.G3]/[.D3]" office:value-type="percentage" office:value="0.405098330854404" calcext:value-type="percentage">
            <text:p>40.51%</text:p>
          </table:table-cell>
          <table:table-cell table:style-name="ce111" table:formula="of:=[.H3]/[.D3]" office:value-type="percentage" office:value="0.00140472649148901" calcext:value-type="percentage">
            <text:p>0.14%</text:p>
          </table:table-cell>
          <table:table-cell table:style-name="ce116"/>
          <table:table-cell table:style-name="ce98" table:formula="of:=[.J3]/[.B3]" office:value-type="percentage" office:value="0.946454539761618" calcext:value-type="percentage">
            <text:p>94.65%</text:p>
          </table:table-cell>
          <table:table-cell table:style-name="ce105" table:formula="of:=[.K3]/[.J3]" office:value-type="percentage" office:value="0.736600660915209" calcext:value-type="percentage">
            <text:p>73.66%</text:p>
          </table:table-cell>
          <table:table-cell table:style-name="ce105" table:formula="of:=[.L3]/[.J3]" office:value-type="percentage" office:value="0.000123140486754127" calcext:value-type="percentage">
            <text:p>0.01%</text:p>
          </table:table-cell>
          <table:table-cell table:style-name="ce105" table:formula="of:=[.M3]/[.J3]" office:value-type="percentage" office:value="0.263276198598036" calcext:value-type="percentage">
            <text:p>26.33%</text:p>
          </table:table-cell>
          <table:table-cell table:style-name="ce111" table:formula="of:=[.N3]/[.J3]" office:value-type="percentage" office:value="0.0000202170948402298" calcext:value-type="percentage">
            <text:p>0.00%</text:p>
          </table:table-cell>
          <table:table-cell table:style-name="ce116" table:formula="of:=[.O3]/[.J3]" office:value-type="percentage" office:value="0" calcext:value-type="percentage">
            <text:p>0.00%</text:p>
          </table:table-cell>
          <table:table-cell table:style-name="ce97"/>
          <table:table-cell table:style-name="ce85" table:number-columns-repeated="2"/>
          <table:table-cell table:style-name="ce86" table:number-columns-repeated="1001"/>
          <table:table-cell table:style-name="ce121" table:number-columns-repeated="5"/>
        </table:table-row>
        <table:table-row table:style-name="ro1">
          <table:table-cell table:style-name="ce87" office:value-type="string" calcext:value-type="string">
            <text:p>Scheitle positives</text:p>
          </table:table-cell>
          <table:table-cell table:style-name="ce92" table:formula="of:=SUM([$'classifications.sum.tsv'.C2:$'classifications.sum.tsv'.G2])" office:value-type="float" office:value="574876" calcext:value-type="float">
            <text:p>574876</text:p>
          </table:table-cell>
          <table:table-cell table:style-name="ce92" table:formula="of:=SUM([$'classifications.sum.tsv'.C2])" office:value-type="float" office:value="528" calcext:value-type="float">
            <text:p>528</text:p>
          </table:table-cell>
          <table:table-cell table:style-name="ce99" table:formula="of:=[$'classifications.sum.tsv'.C2]" office:value-type="float" office:value="528" calcext:value-type="float">
            <text:p>528</text:p>
          </table:table-cell>
          <table:table-cell table:style-name="ce106" table:formula="of:=[$'cross-stats.sum.tsv'.C8]" office:value-type="float" office:value="146" calcext:value-type="float">
            <text:p>146</text:p>
          </table:table-cell>
          <table:table-cell table:style-name="ce106" table:formula="of:=[$'cross-stats.sum.tsv'.D8]" office:value-type="float" office:value="178" calcext:value-type="float">
            <text:p>178</text:p>
          </table:table-cell>
          <table:table-cell table:style-name="ce106" table:formula="of:=SUM([$'cross-stats.sum.tsv'.F8];[$'cross-stats.sum.tsv'.G8];[$'cross-stats.sum.tsv'.E8])" office:value-type="float" office:value="204" calcext:value-type="float">
            <text:p>204</text:p>
          </table:table-cell>
          <table:table-cell table:style-name="ce112" table:formula="of:=[$'cross-stats.sum.tsv'.H8]" office:value-type="float" office:value="21" calcext:value-type="float">
            <text:p>21</text:p>
          </table:table-cell>
          <table:table-cell table:style-name="ce87" table:formula="of:=[$'cross-stats.sum.tsv'.I8]" office:value-type="float" office:value="0" calcext:value-type="float">
            <text:p>0</text:p>
          </table:table-cell>
          <table:table-cell table:style-name="ce118" office:value-type="string" calcext:value-type="string" table:number-columns-spanned="1" table:number-rows-spanned="2">
            <text:p>n/a</text:p>
          </table:table-cell>
          <table:table-cell table:style-name="ce119" office:value-type="string" calcext:value-type="string" table:number-columns-spanned="3" table:number-rows-spanned="2">
            <text:p>n/a</text:p>
          </table:table-cell>
          <table:covered-table-cell table:number-columns-repeated="2" table:style-name="ce106"/>
          <table:table-cell table:style-name="ce120" office:value-type="string" calcext:value-type="string" table:number-columns-spanned="2" table:number-rows-spanned="2">
            <text:p>n/a</text:p>
          </table:table-cell>
          <table:covered-table-cell table:style-name="ce87"/>
          <table:table-cell table:style-name="ce97" table:formula="of:=[.D5]-SUM([.E5:.G5])" office:value-type="float" office:value="0" calcext:value-type="float">
            <text:p>0</text:p>
          </table:table-cell>
          <table:table-cell table:style-name="ce85" table:formula="of:=[.J5]-SUM([.K5:.M5])" office:value-type="string" office:string-value="" calcext:value-type="error">
            <text:p>#VALUE!</text:p>
          </table:table-cell>
          <table:table-cell table:style-name="ce85" table:formula="of:=[.J5]-[.D5]+[.C5]" office:value-type="string" office:string-value="" calcext:value-type="error">
            <text:p>#VALUE!</text:p>
          </table:table-cell>
          <table:table-cell table:style-name="ce87" table:number-columns-repeated="1001"/>
          <table:table-cell table:number-columns-repeated="5"/>
        </table:table-row>
        <table:table-row table:style-name="ro1">
          <table:table-cell table:style-name="ce87"/>
          <table:table-cell table:style-name="ce93" table:formula="of:=[.B5]/[.B5]" office:value-type="percentage" office:value="1" calcext:value-type="percentage">
            <text:p>100.00%</text:p>
          </table:table-cell>
          <table:table-cell table:style-name="ce93" table:formula="of:=[.C5]/[.B5]" office:value-type="percentage" office:value="0.000918458937231681" calcext:value-type="percentage">
            <text:p>0.09%</text:p>
          </table:table-cell>
          <table:table-cell table:style-name="ce100" table:formula="of:=[.D5]/[.B5]" office:value-type="percentage" office:value="0.000918458937231681" calcext:value-type="percentage">
            <text:p>0.09%</text:p>
          </table:table-cell>
          <table:table-cell table:style-name="ce107" table:formula="of:=[.E5]/[.D5]" office:value-type="percentage" office:value="0.276515151515151" calcext:value-type="percentage">
            <text:p>27.65%</text:p>
          </table:table-cell>
          <table:table-cell table:style-name="ce107" table:formula="of:=[.F5]/[.D5]" office:value-type="percentage" office:value="0.337121212121212" calcext:value-type="percentage">
            <text:p>33.71%</text:p>
          </table:table-cell>
          <table:table-cell table:style-name="ce107" table:formula="of:=[.G5]/[.D5]" office:value-type="percentage" office:value="0.386363636363636" calcext:value-type="percentage">
            <text:p>38.64%</text:p>
          </table:table-cell>
          <table:table-cell table:style-name="ce113" table:formula="of:=[.H5]/[.D5]" office:value-type="percentage" office:value="0.0397727272727273" calcext:value-type="percentage">
            <text:p>3.98%</text:p>
          </table:table-cell>
          <table:table-cell table:style-name="ce117" table:formula="of:=[.I5]/[.D5]" office:value-type="percentage" office:value="0" calcext:value-type="percentage">
            <text:p>0.00%</text:p>
          </table:table-cell>
          <table:covered-table-cell table:style-name="ce100"/>
          <table:covered-table-cell table:number-columns-repeated="3" table:style-name="ce107"/>
          <table:covered-table-cell table:style-name="ce113"/>
          <table:covered-table-cell table:style-name="ce117"/>
          <table:table-cell table:style-name="ce97"/>
          <table:table-cell table:style-name="ce85" table:number-columns-repeated="2"/>
          <table:table-cell table:style-name="ce87" table:number-columns-repeated="1001"/>
          <table:table-cell table:number-columns-repeated="5"/>
        </table:table-row>
        <table:table-row table:style-name="ro1">
          <table:table-cell table:style-name="ce85" office:value-type="string" calcext:value-type="string">
            <text:p>all supporting</text:p>
          </table:table-cell>
          <table:table-cell table:style-name="ce90" table:formula="of:=SUM([$'cross-stats.sum.tsv'.C2];[$'cross-stats.sum.tsv'.K2];[$'cross-stats.sum.tsv'.Q2];[$'cross-stats.sum.tsv'.R2];[$'cross-stats.sum.tsv'.S2])" office:value-type="float" office:value="574876" calcext:value-type="float">
            <text:p>574876</text:p>
          </table:table-cell>
          <table:table-cell table:style-name="ce90" table:formula="of:=[.B7]-[$'cross-stats.sum.tsv'.Q2]-[$'cross-stats.sum.tsv'.R2]-[$'cross-stats.sum.tsv'.S2]" office:value-type="float" office:value="419430" calcext:value-type="float">
            <text:p>419430</text:p>
          </table:table-cell>
          <table:table-cell table:style-name="ce97" table:formula="of:=[$'cross-stats.sum.tsv'.C2]" office:value-type="float" office:value="366" calcext:value-type="float">
            <text:p>366</text:p>
          </table:table-cell>
          <table:table-cell table:style-name="ce108" office:value-type="string" calcext:value-type="string" table:number-columns-spanned="3" table:number-rows-spanned="2">
            <text:p>n/a</text:p>
          </table:table-cell>
          <table:covered-table-cell table:number-columns-repeated="2" table:style-name="ce104"/>
          <table:table-cell table:style-name="ce114" office:value-type="string" calcext:value-type="string" table:number-columns-spanned="2" table:number-rows-spanned="2">
            <text:p>n/a</text:p>
          </table:table-cell>
          <table:covered-table-cell table:style-name="ce85"/>
          <table:table-cell table:style-name="ce97" table:formula="of:=[$'cross-stats.sum.tsv'.K2]" office:value-type="float" office:value="419064" calcext:value-type="float">
            <text:p>419064</text:p>
          </table:table-cell>
          <table:table-cell table:style-name="ce108" office:value-type="string" calcext:value-type="string" table:number-columns-spanned="3" table:number-rows-spanned="2">
            <text:p>n/a</text:p>
          </table:table-cell>
          <table:covered-table-cell table:number-columns-repeated="2" table:style-name="ce104"/>
          <table:table-cell table:style-name="ce114" office:value-type="string" calcext:value-type="string" table:number-columns-spanned="2" table:number-rows-spanned="2">
            <text:p>n/a</text:p>
          </table:table-cell>
          <table:covered-table-cell table:style-name="ce85"/>
          <table:table-cell table:style-name="ce97"/>
          <table:table-cell table:style-name="ce85"/>
          <table:table-cell table:style-name="ce85" table:formula="of:=-[.J7]-[.D7]+[.C7]" office:value-type="float" office:value="0" calcext:value-type="float">
            <text:p>0</text:p>
          </table:table-cell>
          <table:table-cell table:style-name="ce85" table:number-columns-repeated="1001"/>
          <table:table-cell table:number-columns-repeated="5"/>
        </table:table-row>
        <table:table-row table:style-name="ro1">
          <table:table-cell table:style-name="ce85"/>
          <table:table-cell table:style-name="ce91" table:formula="of:=[.B7]/[.B7]" office:value-type="percentage" office:value="1" calcext:value-type="percentage">
            <text:p>100.00%</text:p>
          </table:table-cell>
          <table:table-cell table:style-name="ce91" table:formula="of:=[.C7]/[.B7]" office:value-type="percentage" office:value="0.729600818263417" calcext:value-type="percentage">
            <text:p>72.96%</text:p>
          </table:table-cell>
          <table:table-cell table:style-name="ce98" table:formula="of:=[.D7]/[.B7]" office:value-type="percentage" office:value="0.000636659036035597" calcext:value-type="percentage">
            <text:p>0.06%</text:p>
          </table:table-cell>
          <table:covered-table-cell table:number-columns-repeated="3" table:style-name="ce105"/>
          <table:covered-table-cell table:style-name="ce111"/>
          <table:covered-table-cell table:style-name="ce116"/>
          <table:table-cell table:style-name="ce98" table:formula="of:=[.J7]/[.B7]" office:value-type="percentage" office:value="0.728964159227381" calcext:value-type="percentage">
            <text:p>72.90%</text:p>
          </table:table-cell>
          <table:covered-table-cell table:number-columns-repeated="3" table:style-name="ce105"/>
          <table:covered-table-cell table:style-name="ce111"/>
          <table:covered-table-cell table:style-name="ce116"/>
          <table:table-cell table:style-name="ce97"/>
          <table:table-cell table:style-name="ce85" table:number-columns-repeated="1003"/>
          <table:table-cell table:number-columns-repeated="5"/>
        </table:table-row>
        <table:table-row table:style-name="ro1">
          <table:table-cell table:style-name="ce87" office:value-type="string" calcext:value-type="string">
            <text:p>Keyscan only</text:p>
          </table:table-cell>
          <table:table-cell table:style-name="ce92" table:formula="of:=SUM([$'cross-stats.sum.tsv'.C9];[$'cross-stats.sum.tsv'.K9];[$'cross-stats.sum.tsv'.Q9];[$'cross-stats.sum.tsv'.R9];[$'cross-stats.sum.tsv'.S9];[$'cross-stats.sum.tsv'.M9];[$'cross-stats.sum.tsv'.F9])" office:value-type="float" office:value="574876" calcext:value-type="float">
            <text:p>574876</text:p>
          </table:table-cell>
          <table:table-cell table:style-name="ce92" table:formula="of:=[.B9]-[$'cross-stats.sum.tsv'.R9]" office:value-type="float" office:value="128398" calcext:value-type="float">
            <text:p>128398</text:p>
          </table:table-cell>
          <table:table-cell table:style-name="ce99" table:formula="of:=SUM([$'cross-stats.sum.tsv'.C9:.G9])" office:value-type="float" office:value="466" calcext:value-type="float">
            <text:p>466</text:p>
          </table:table-cell>
          <table:table-cell table:style-name="ce106" table:formula="of:=[$'cross-stats.sum.tsv'.C9]" office:value-type="float" office:value="366" calcext:value-type="float">
            <text:p>366</text:p>
          </table:table-cell>
          <table:table-cell table:style-name="ce106" table:formula="of:=[$'cross-stats.sum.tsv'.D9]" office:value-type="float" office:value="0" calcext:value-type="float">
            <text:p>0</text:p>
          </table:table-cell>
          <table:table-cell table:style-name="ce106" table:formula="of:=SUM([$'cross-stats.sum.tsv'.E9:.G9])" office:value-type="float" office:value="100" calcext:value-type="float">
            <text:p>100</text:p>
          </table:table-cell>
          <table:table-cell table:style-name="ce112" table:formula="of:=[$'cross-stats.sum.tsv'.H9]" office:value-type="float" office:value="10" calcext:value-type="float">
            <text:p>10</text:p>
          </table:table-cell>
          <table:table-cell table:style-name="ce87" table:formula="of:=[$'cross-stats.sum.tsv'.I9]" office:value-type="float" office:value="0" calcext:value-type="float">
            <text:p>0</text:p>
          </table:table-cell>
          <table:table-cell table:style-name="ce99" table:formula="of:=SUM([$'cross-stats.sum.tsv'.J9:.N9])" office:value-type="float" office:value="127932" calcext:value-type="float">
            <text:p>127932</text:p>
          </table:table-cell>
          <table:table-cell table:style-name="ce106" table:formula="of:=[$'cross-stats.sum.tsv'.K9]" office:value-type="float" office:value="127932" calcext:value-type="float">
            <text:p>127932</text:p>
          </table:table-cell>
          <table:table-cell table:style-name="ce106" table:formula="of:=[$'cross-stats.sum.tsv'.J9]" office:value-type="float" office:value="0" calcext:value-type="float">
            <text:p>0</text:p>
          </table:table-cell>
          <table:table-cell table:style-name="ce106" table:formula="of:=SUM([$'cross-stats.sum.tsv'.L9:.N9])" office:value-type="float" office:value="0" calcext:value-type="float">
            <text:p>0</text:p>
          </table:table-cell>
          <table:table-cell table:style-name="ce112" table:formula="of:=SUM([$'cross-stats.sum.tsv'.O8])" office:value-type="float" office:value="0" calcext:value-type="float">
            <text:p>0</text:p>
          </table:table-cell>
          <table:table-cell table:style-name="ce87" table:formula="of:=[$'cross-stats.sum.tsv'.P9]" office:value-type="float" office:value="0" calcext:value-type="float">
            <text:p>0</text:p>
          </table:table-cell>
          <table:table-cell table:style-name="ce97" table:formula="of:=[.D9]-SUM([.E9:.G9])" office:value-type="float" office:value="0" calcext:value-type="float">
            <text:p>0</text:p>
          </table:table-cell>
          <table:table-cell table:style-name="ce85" table:formula="of:=[.J9]-SUM([.K9:.M9])" office:value-type="float" office:value="0" calcext:value-type="float">
            <text:p>0</text:p>
          </table:table-cell>
          <table:table-cell table:style-name="ce85" table:formula="of:=-[.J9]-[.D9]+[.C9]" office:value-type="float" office:value="0" calcext:value-type="float">
            <text:p>0</text:p>
          </table:table-cell>
          <table:table-cell table:style-name="ce87" table:number-columns-repeated="1001"/>
          <table:table-cell table:style-name="ce122" table:number-columns-repeated="5"/>
        </table:table-row>
        <table:table-row table:style-name="ro1">
          <table:table-cell table:style-name="ce87"/>
          <table:table-cell table:style-name="ce93" table:formula="of:=[.B9]/[.B9]" office:value-type="percentage" office:value="1" calcext:value-type="percentage">
            <text:p>100.00%</text:p>
          </table:table-cell>
          <table:table-cell table:style-name="ce93" table:formula="of:=[.C9]/[.B9]" office:value-type="percentage" office:value="0.223349035270215" calcext:value-type="percentage">
            <text:p>22.33%</text:p>
          </table:table-cell>
          <table:table-cell table:style-name="ce100" table:formula="of:=[.D9]/[.B9]" office:value-type="percentage" office:value="0.000810609592329476" calcext:value-type="percentage">
            <text:p>0.08%</text:p>
          </table:table-cell>
          <table:table-cell table:style-name="ce107" table:formula="of:=[.E9]/[.D9]" office:value-type="percentage" office:value="0.785407725321888" calcext:value-type="percentage">
            <text:p>78.54%</text:p>
          </table:table-cell>
          <table:table-cell table:style-name="ce107" table:formula="of:=[.F9]/[.D9]" office:value-type="percentage" office:value="0" calcext:value-type="percentage">
            <text:p>0.00%</text:p>
          </table:table-cell>
          <table:table-cell table:style-name="ce107" table:formula="of:=[.G9]/[.D9]" office:value-type="percentage" office:value="0.214592274678112" calcext:value-type="percentage">
            <text:p>21.46%</text:p>
          </table:table-cell>
          <table:table-cell table:style-name="ce113" table:formula="of:=[.H9]/[.C9]" office:value-type="percentage" office:value="0.0000778828330659356" calcext:value-type="percentage">
            <text:p>0.01%</text:p>
          </table:table-cell>
          <table:table-cell table:style-name="ce117"/>
          <table:table-cell table:style-name="ce100" table:formula="of:=[.J9]/[.B9]" office:value-type="percentage" office:value="0.222538425677885" calcext:value-type="percentage">
            <text:p>22.25%</text:p>
          </table:table-cell>
          <table:table-cell table:style-name="ce107" table:formula="of:=[.K9]/[.J9]" office:value-type="percentage" office:value="1" calcext:value-type="percentage">
            <text:p>100.00%</text:p>
          </table:table-cell>
          <table:table-cell table:style-name="ce107" table:formula="of:=[.L9]/[.J9]" office:value-type="percentage" office:value="0" calcext:value-type="percentage">
            <text:p>0.00%</text:p>
          </table:table-cell>
          <table:table-cell table:style-name="ce107" table:formula="of:=[.M9]/[.J9]" office:value-type="percentage" office:value="0" calcext:value-type="percentage">
            <text:p>0.00%</text:p>
          </table:table-cell>
          <table:table-cell table:style-name="ce113"/>
          <table:table-cell table:style-name="ce117"/>
          <table:table-cell table:style-name="ce97"/>
          <table:table-cell table:style-name="ce85" table:number-columns-repeated="2"/>
          <table:table-cell table:style-name="ce87" table:number-columns-repeated="1001"/>
          <table:table-cell table:style-name="ce122" table:number-columns-repeated="5"/>
        </table:table-row>
        <table:table-row table:style-name="ro1">
          <table:table-cell table:style-name="ce85" office:value-type="string" calcext:value-type="string">
            <text:p>Bitcoin only</text:p>
          </table:table-cell>
          <table:table-cell table:style-name="ce90" table:formula="of:=SUM([$'cross-stats.sum.tsv'.C4];[$'cross-stats.sum.tsv'.K4];[$'cross-stats.sum.tsv'.Q4];[$'cross-stats.sum.tsv'.R4];[$'cross-stats.sum.tsv'.S4];[$'cross-stats.sum.tsv'.M4])" office:value-type="float" office:value="574876" calcext:value-type="float">
            <text:p>574876</text:p>
          </table:table-cell>
          <table:table-cell table:style-name="ce90" table:formula="of:=[.B11]-SUM([$'cross-stats.sum.tsv'.E4:.G4];[$'cross-stats.sum.tsv'.R4:.S4])" office:value-type="float" office:value="284531" calcext:value-type="float">
            <text:p>284531</text:p>
          </table:table-cell>
          <table:table-cell table:style-name="ce101" office:value-type="string" calcext:value-type="string" table:number-columns-spanned="1" table:number-rows-spanned="2">
            <text:p>n/a</text:p>
          </table:table-cell>
          <table:table-cell table:style-name="ce108" office:value-type="string" calcext:value-type="string" table:number-columns-spanned="3" table:number-rows-spanned="2">
            <text:p>n/a</text:p>
          </table:table-cell>
          <table:covered-table-cell table:number-columns-repeated="2" table:style-name="ce104"/>
          <table:table-cell table:style-name="ce114" office:value-type="string" calcext:value-type="string" table:number-columns-spanned="2" table:number-rows-spanned="2">
            <text:p>n/a</text:p>
          </table:table-cell>
          <table:covered-table-cell table:style-name="ce85"/>
          <table:table-cell table:style-name="ce97" table:formula="of:=SUM([$'cross-stats.sum.tsv'.J4:.N4])" office:value-type="float" office:value="284531" calcext:value-type="float">
            <text:p>284531</text:p>
          </table:table-cell>
          <table:table-cell table:style-name="ce104" table:formula="of:=SUM([$'cross-stats.sum.tsv'.K4])" office:value-type="float" office:value="284431" calcext:value-type="float">
            <text:p>284431</text:p>
          </table:table-cell>
          <table:table-cell table:style-name="ce104" table:formula="of:=SUM([$'cross-stats.sum.tsv'.J4])" office:value-type="float" office:value="0" calcext:value-type="float">
            <text:p>0</text:p>
          </table:table-cell>
          <table:table-cell table:style-name="ce104" table:formula="of:=SUM([$'cross-stats.sum.tsv'.L4:.N4])" office:value-type="float" office:value="100" calcext:value-type="float">
            <text:p>100</text:p>
          </table:table-cell>
          <table:table-cell table:style-name="ce110" table:formula="of:=SUM([$'cross-stats.sum.tsv'.O4])" office:value-type="float" office:value="10" calcext:value-type="float">
            <text:p>10</text:p>
          </table:table-cell>
          <table:table-cell table:style-name="ce85" table:formula="of:=[$'cross-stats.sum.tsv'.P4]" office:value-type="float" office:value="0" calcext:value-type="float">
            <text:p>0</text:p>
          </table:table-cell>
          <table:table-cell table:style-name="ce97" table:formula="of:=[.D11]-SUM([.E11:.G11])" office:value-type="string" office:string-value="" calcext:value-type="error">
            <text:p>#VALUE!</text:p>
          </table:table-cell>
          <table:table-cell table:style-name="ce85" table:formula="of:=[.J11]-SUM([.K11:.M11])" office:value-type="float" office:value="0" calcext:value-type="float">
            <text:p>0</text:p>
          </table:table-cell>
          <table:table-cell table:style-name="ce85" table:formula="of:=[.J11]-[.D11]+[.C11]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style-name="ce86"/>
          <table:table-cell table:style-name="ce91" table:formula="of:=[.B11]/[.B11]" office:value-type="percentage" office:value="1" calcext:value-type="percentage">
            <text:p>100.00%</text:p>
          </table:table-cell>
          <table:table-cell table:style-name="ce91" table:formula="of:=[.C11]/[.B11]" office:value-type="percentage" office:value="0.494943257328537" calcext:value-type="percentage">
            <text:p>49.49%</text:p>
          </table:table-cell>
          <table:covered-table-cell table:style-name="ce98"/>
          <table:covered-table-cell table:number-columns-repeated="3" table:style-name="ce105"/>
          <table:covered-table-cell table:style-name="ce111"/>
          <table:covered-table-cell table:style-name="ce116"/>
          <table:table-cell table:style-name="ce98" table:formula="of:=[.J11]/[.B11]" office:value-type="percentage" office:value="0.494943257328537" calcext:value-type="percentage">
            <text:p>49.49%</text:p>
          </table:table-cell>
          <table:table-cell table:style-name="ce105" table:formula="of:=[.K11]/[.J11]" office:value-type="percentage" office:value="0.999648544446827" calcext:value-type="percentage">
            <text:p>99.96%</text:p>
          </table:table-cell>
          <table:table-cell table:style-name="ce105" table:formula="of:=[.L11]/[.J11]" office:value-type="percentage" office:value="0" calcext:value-type="percentage">
            <text:p>0.00%</text:p>
          </table:table-cell>
          <table:table-cell table:style-name="ce105" table:formula="of:=[.M11]/[.J11]" office:value-type="percentage" office:value="0.000351455553173468" calcext:value-type="percentage">
            <text:p>0.04%</text:p>
          </table:table-cell>
          <table:table-cell table:style-name="ce111" table:formula="of:=[.N11]/[.J11]" office:value-type="percentage" office:value="0.0000351455553173468" calcext:value-type="percentage">
            <text:p>0.00%</text:p>
          </table:table-cell>
          <table:table-cell table:style-name="ce116" table:formula="of:=[.O11]/[.J11]" office:value-type="percentage" office:value="0" calcext:value-type="percentage">
            <text:p>0.00%</text:p>
          </table:table-cell>
          <table:table-cell table:style-name="ce97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87" office:value-type="string" calcext:value-type="string">
            <text:p>Non-Bitcoin only</text:p>
          </table:table-cell>
          <table:table-cell table:style-name="ce92" table:formula="of:=SUM([$'cross-stats.sum.tsv'.C3:.G3];[$'cross-stats.sum.tsv'.J3:.N3];[$'cross-stats.sum.tsv'.Q3:.S3])" office:value-type="float" office:value="574876" calcext:value-type="float">
            <text:p>574876</text:p>
          </table:table-cell>
          <table:table-cell table:style-name="ce92" table:formula="of:=[.B13]-SUM([$'cross-stats.sum.tsv'.Q3:.S3])" office:value-type="float" office:value="293116" calcext:value-type="float">
            <text:p>293116</text:p>
          </table:table-cell>
          <table:table-cell table:style-name="ce99" table:formula="of:=SUM([$'cross-stats.sum.tsv'.C3:.G3])" office:value-type="float" office:value="466" calcext:value-type="float">
            <text:p>466</text:p>
          </table:table-cell>
          <table:table-cell table:style-name="ce106" table:formula="of:=[$'cross-stats.sum.tsv'.C3]" office:value-type="float" office:value="366" calcext:value-type="float">
            <text:p>366</text:p>
          </table:table-cell>
          <table:table-cell table:style-name="ce106" table:formula="of:=[$'cross-stats.sum.tsv'.D3]" office:value-type="float" office:value="0" calcext:value-type="float">
            <text:p>0</text:p>
          </table:table-cell>
          <table:table-cell table:style-name="ce106" table:formula="of:=SUM([$'cross-stats.sum.tsv'.E3:.G3])" office:value-type="float" office:value="100" calcext:value-type="float">
            <text:p>100</text:p>
          </table:table-cell>
          <table:table-cell table:style-name="ce112" table:formula="of:=[$'cross-stats.sum.tsv'.H3]" office:value-type="float" office:value="10" calcext:value-type="float">
            <text:p>10</text:p>
          </table:table-cell>
          <table:table-cell table:style-name="ce87" table:formula="of:=[$'cross-stats.sum.tsv'.I3]" office:value-type="float" office:value="0" calcext:value-type="float">
            <text:p>0</text:p>
          </table:table-cell>
          <table:table-cell table:style-name="ce99" table:formula="of:=SUM([$'cross-stats.sum.tsv'.J3:.N3])" office:value-type="float" office:value="292650" calcext:value-type="float">
            <text:p>292650</text:p>
          </table:table-cell>
          <table:table-cell table:style-name="ce106" table:formula="of:=[$'cross-stats.sum.tsv'.K3]" office:value-type="float" office:value="292650" calcext:value-type="float">
            <text:p>292650</text:p>
          </table:table-cell>
          <table:table-cell table:style-name="ce106" table:formula="of:=[$'cross-stats.sum.tsv'.J3]" office:value-type="float" office:value="0" calcext:value-type="float">
            <text:p>0</text:p>
          </table:table-cell>
          <table:table-cell table:style-name="ce106" table:formula="of:=SUM([$'cross-stats.sum.tsv'.L3];[$'cross-stats.sum.tsv'.N3];[$'cross-stats.sum.tsv'.M3])" office:value-type="float" office:value="0" calcext:value-type="float">
            <text:p>0</text:p>
          </table:table-cell>
          <table:table-cell table:style-name="ce112" table:formula="of:=[$'cross-stats.sum.tsv'.O3]" office:value-type="float" office:value="0" calcext:value-type="float">
            <text:p>0</text:p>
          </table:table-cell>
          <table:table-cell table:style-name="ce87" table:formula="of:=[$'cross-stats.sum.tsv'.O3]" office:value-type="float" office:value="0" calcext:value-type="float">
            <text:p>0</text:p>
          </table:table-cell>
          <table:table-cell table:style-name="ce97" table:formula="of:=[.D13]-SUM([.E13:.G13])" office:value-type="float" office:value="0" calcext:value-type="float">
            <text:p>0</text:p>
          </table:table-cell>
          <table:table-cell table:style-name="ce85" table:formula="of:=[.J13]-SUM([.K13:.M13])" office:value-type="float" office:value="0" calcext:value-type="float">
            <text:p>0</text:p>
          </table:table-cell>
          <table:table-cell table:style-name="ce85" table:formula="of:=-[.J13]-[.D13]+[.C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87"/>
          <table:table-cell table:style-name="ce93" table:formula="of:=[.B13]/[.B13]" office:value-type="percentage" office:value="1" calcext:value-type="percentage">
            <text:p>100.00%</text:p>
          </table:table-cell>
          <table:table-cell table:style-name="ce93" table:formula="of:=[.C13]/[.B13]" office:value-type="percentage" office:value="0.509876912586366" calcext:value-type="percentage">
            <text:p>50.99%</text:p>
          </table:table-cell>
          <table:table-cell table:style-name="ce100" table:formula="of:=[.D13]/[.B13]" office:value-type="percentage" office:value="0.000810609592329476" calcext:value-type="percentage">
            <text:p>0.08%</text:p>
          </table:table-cell>
          <table:table-cell table:style-name="ce107" table:formula="of:=[.E13]/[.D13]" office:value-type="percentage" office:value="0.785407725321888" calcext:value-type="percentage">
            <text:p>78.54%</text:p>
          </table:table-cell>
          <table:table-cell table:style-name="ce107" table:formula="of:=[.F13]/[.D13]" office:value-type="percentage" office:value="0" calcext:value-type="percentage">
            <text:p>0.00%</text:p>
          </table:table-cell>
          <table:table-cell table:style-name="ce107" table:formula="of:=[.G13]/[.D13]" office:value-type="percentage" office:value="0.214592274678112" calcext:value-type="percentage">
            <text:p>21.46%</text:p>
          </table:table-cell>
          <table:table-cell table:style-name="ce113"/>
          <table:table-cell table:style-name="ce117"/>
          <table:table-cell table:style-name="ce100" table:formula="of:=[.J13]/[.B13]" office:value-type="percentage" office:value="0.509066302994037" calcext:value-type="percentage">
            <text:p>50.91%</text:p>
          </table:table-cell>
          <table:table-cell table:style-name="ce107" table:formula="of:=[.K13]/[.J13]" office:value-type="percentage" office:value="1" calcext:value-type="percentage">
            <text:p>100.00%</text:p>
          </table:table-cell>
          <table:table-cell table:style-name="ce107" table:formula="of:=[.L13]/[.J13]" office:value-type="percentage" office:value="0" calcext:value-type="percentage">
            <text:p>0.00%</text:p>
          </table:table-cell>
          <table:table-cell table:style-name="ce107" table:formula="of:=[.M13]/[.J13]" office:value-type="percentage" office:value="0" calcext:value-type="percentage">
            <text:p>0.00%</text:p>
          </table:table-cell>
          <table:table-cell table:style-name="ce113"/>
          <table:table-cell table:style-name="ce117"/>
          <table:table-cell table:style-name="ce97"/>
          <table:table-cell table:style-name="ce85" table:number-columns-repeated="2"/>
          <table:table-cell table:number-columns-repeated="100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123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571913" calcext:value-type="float">
            <text:p>571913</text:p>
          </table:table-cell>
          <table:table-cell/>
          <table:table-cell office:value-type="float" office:value="2435" calcext:value-type="float">
            <text:p>2435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571890" calcext:value-type="float">
            <text:p>571890</text:p>
          </table:table-cell>
          <table:table-cell/>
          <table:table-cell office:value-type="float" office:value="2435" calcext:value-type="float">
            <text:p>2435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74778" calcext:value-type="float">
            <text:p>574778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466" calcext:value-type="float">
            <text:p>466</text:p>
          </table:table-cell>
          <table:table-cell office:value-type="float" office:value="127932" calcext:value-type="float">
            <text:p>127932</text:p>
          </table:table-cell>
          <table:table-cell office:value-type="float" office:value="446478" calcext:value-type="float">
            <text:p>446478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181051" calcext:value-type="float">
            <text:p>181051</text:p>
          </table:table-cell>
          <table:table-cell office:value-type="float" office:value="393825" calcext:value-type="float">
            <text:p>39382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23653" calcext:value-type="float">
            <text:p>23653</text:p>
          </table:table-cell>
          <table:table-cell office:value-type="float" office:value="544094" calcext:value-type="float">
            <text:p>544094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6578" calcext:value-type="float">
            <text:p>6578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204871" calcext:value-type="float">
            <text:p>204871</text:p>
          </table:table-cell>
          <table:table-cell office:value-type="float" office:value="366837" calcext:value-type="float">
            <text:p>366837</text:p>
          </table:table-cell>
          <table:table-cell/>
          <table:table-cell office:value-type="float" office:value="3168" calcext:value-type="float">
            <text:p>3168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130749" calcext:value-type="float">
            <text:p>130749</text:p>
          </table:table-cell>
          <table:table-cell office:value-type="float" office:value="440959" calcext:value-type="float">
            <text:p>440959</text:p>
          </table:table-cell>
          <table:table-cell/>
          <table:table-cell office:value-type="float" office:value="3168" calcext:value-type="float">
            <text:p>3168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76623" calcext:value-type="float">
            <text:p>76623</text:p>
          </table:table-cell>
          <table:table-cell office:value-type="float" office:value="495085" calcext:value-type="float">
            <text:p>495085</text:p>
          </table:table-cell>
          <table:table-cell/>
          <table:table-cell office:value-type="float" office:value="3168" calcext:value-type="float">
            <text:p>3168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office:forms form:automatic-focus="false" form:apply-design-mode="false"/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366" calcext:value-type="float">
            <text:p>36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9064" calcext:value-type="float">
            <text:p>4190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3301" calcext:value-type="float">
            <text:p>153301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70" table:number-columns-repeated="1004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2650" calcext:value-type="float">
            <text:p>29265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1760" calcext:value-type="float">
            <text:p>28176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284431" calcext:value-type="float">
            <text:p>28443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177" calcext:value-type="float">
            <text:p>287177</text:p>
          </table:table-cell>
          <table:table-cell office:value-type="float" office:value="3168" calcext:value-type="float">
            <text:p>3168</text:p>
          </table:table-cell>
          <table:table-cell/>
          <table:table-cell table:style-name="ce71" table:number-columns-repeated="1004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74778" calcext:value-type="float">
            <text:p>574778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6465" calcext:value-type="float">
            <text:p>66465</text:p>
          </table:table-cell>
          <table:table-cell office:value-type="float" office:value="10155" calcext:value-type="float">
            <text:p>1015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95085" calcext:value-type="float">
            <text:p>495085</text:p>
          </table:table-cell>
          <table:table-cell office:value-type="float" office:value="3168" calcext:value-type="float">
            <text:p>3168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299" calcext:value-type="float">
            <text:p>299</text:p>
          </table:table-cell>
          <table:table-cell office:value-type="float" office:value="14100" calcext:value-type="float">
            <text:p>14100</text:p>
          </table:table-cell>
          <table:table-cell office:value-type="float" office:value="9697" calcext:value-type="float">
            <text:p>9697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00780" calcext:value-type="float">
            <text:p>400780</text:p>
          </table:table-cell>
          <table:table-cell office:value-type="float" office:value="141311" calcext:value-type="float">
            <text:p>141311</text:p>
          </table:table-cell>
          <table:table-cell office:value-type="float" office:value="21" calcext:value-type="float">
            <text:p>21</text:p>
          </table:table-cell>
          <table:table-cell office:value-type="float" office:value="1915" calcext:value-type="float">
            <text:p>19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71913" calcext:value-type="float">
            <text:p>571913</text:p>
          </table:table-cell>
          <table:table-cell office:value-type="float" office:value="2435" calcext:value-type="float">
            <text:p>2435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932" calcext:value-type="float">
            <text:p>12793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446478" calcext:value-type="float">
            <text:p>4464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70" table:number-columns-repeated="100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4:31:54.750929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3T04:32:59.840576356</dc:date>
    <meta:editing-duration>PT14H28M37S</meta:editing-duration>
    <meta:editing-cycles>131</meta:editing-cycles>
    <meta:document-statistic meta:table-count="3" meta:cell-count="336" meta:object-count="0"/>
  </office:meta>
</office:document-meta>
</file>